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837784588441" calcext:value-type="float">
            <text:p>2.18838</text:p>
          </table:table-cell>
          <table:table-cell office:value-type="float" office:value="2.39221791343508" calcext:value-type="float">
            <text:p>2.39222</text:p>
          </table:table-cell>
          <table:table-cell office:value-type="float" office:value="3.80253940455341" calcext:value-type="float">
            <text:p>3.8025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170075473272" calcext:value-type="float">
            <text:p>2.1717</text:p>
          </table:table-cell>
          <table:table-cell office:value-type="float" office:value="2.36562463514302" calcext:value-type="float">
            <text:p>2.36562</text:p>
          </table:table-cell>
          <table:table-cell office:value-type="float" office:value="3.84225419064298" calcext:value-type="float">
            <text:p>3.8422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96439355813" calcext:value-type="float">
            <text:p>2.27596</text:p>
          </table:table-cell>
          <table:table-cell office:value-type="float" office:value="2.29914873762791" calcext:value-type="float">
            <text:p>2.29915</text:p>
          </table:table-cell>
          <table:table-cell office:value-type="float" office:value="3.35762959235028" calcext:value-type="float">
            <text:p>3.35763</text:p>
          </table:table-cell>
          <table:table-cell office:value-type="float" office:value="9537600" calcext:value-type="float">
            <text:p>953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35497399765" calcext:value-type="float">
            <text:p>2.26935</text:p>
          </table:table-cell>
          <table:table-cell office:value-type="float" office:value="2.29151274953867" calcext:value-type="float">
            <text:p>2.29151</text:p>
          </table:table-cell>
          <table:table-cell office:value-type="float" office:value="3.35729869149472" calcext:value-type="float">
            <text:p>3.3573</text:p>
          </table:table-cell>
          <table:table-cell office:value-type="float" office:value="9537600" calcext:value-type="float">
            <text:p>953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15148481815" calcext:value-type="float">
            <text:p>2.26815</text:p>
          </table:table-cell>
          <table:table-cell office:value-type="float" office:value="2.38809121621622" calcext:value-type="float">
            <text:p>2.38809</text:p>
          </table:table-cell>
          <table:table-cell office:value-type="float" office:value="3.94029404404404" calcext:value-type="float">
            <text:p>3.9402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29260887772" calcext:value-type="float">
            <text:p>2.26129</text:p>
          </table:table-cell>
          <table:table-cell office:value-type="float" office:value="2.30984128978224" calcext:value-type="float">
            <text:p>2.30984</text:p>
          </table:table-cell>
          <table:table-cell office:value-type="float" office:value="3.14431281407035" calcext:value-type="float">
            <text:p>3.14431</text:p>
          </table:table-cell>
          <table:table-cell office:value-type="float" office:value="9552000" calcext:value-type="float">
            <text:p>955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6001371440536" calcext:value-type="float">
            <text:p>2.26001</text:p>
          </table:table-cell>
          <table:table-cell office:value-type="float" office:value="2.3188634840871" calcext:value-type="float">
            <text:p>2.31886</text:p>
          </table:table-cell>
          <table:table-cell office:value-type="float" office:value="3.17089195979899" calcext:value-type="float">
            <text:p>3.17089</text:p>
          </table:table-cell>
          <table:table-cell office:value-type="float" office:value="9552000" calcext:value-type="float">
            <text:p>9552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849538776192" calcext:value-type="float">
            <text:p>2.2585</text:p>
          </table:table-cell>
          <table:table-cell office:value-type="float" office:value="2.28808049503297" calcext:value-type="float">
            <text:p>2.28808</text:p>
          </table:table-cell>
          <table:table-cell office:value-type="float" office:value="3.36104683195592" calcext:value-type="float">
            <text:p>3.3610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94797145004" calcext:value-type="float">
            <text:p>2.25795</text:p>
          </table:table-cell>
          <table:table-cell office:value-type="float" office:value="2.2933348985725" calcext:value-type="float">
            <text:p>2.29333</text:p>
          </table:table-cell>
          <table:table-cell office:value-type="float" office:value="3.4198059103431" calcext:value-type="float">
            <text:p>3.4198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629024858192" calcext:value-type="float">
            <text:p>2.25629</text:p>
          </table:table-cell>
          <table:table-cell office:value-type="float" office:value="2.39712222639306" calcext:value-type="float">
            <text:p>2.39712</text:p>
          </table:table-cell>
          <table:table-cell office:value-type="float" office:value="3.92919794794795" calcext:value-type="float">
            <text:p>3.929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61444527799" calcext:value-type="float">
            <text:p>2.24861</text:p>
          </table:table-cell>
          <table:table-cell office:value-type="float" office:value="2.25487892806535" calcext:value-type="float">
            <text:p>2.25488</text:p>
          </table:table-cell>
          <table:table-cell office:value-type="float" office:value="3.84109777444361" calcext:value-type="float">
            <text:p>3.84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40482741371" calcext:value-type="float">
            <text:p>2.2484</text:p>
          </table:table-cell>
          <table:table-cell office:value-type="float" office:value="2.39303610138403" calcext:value-type="float">
            <text:p>2.39304</text:p>
          </table:table-cell>
          <table:table-cell office:value-type="float" office:value="4.30331165582791" calcext:value-type="float">
            <text:p>4.3033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975135586149" calcext:value-type="float">
            <text:p>2.13975</text:p>
          </table:table-cell>
          <table:table-cell office:value-type="float" office:value="2.24566927409262" calcext:value-type="float">
            <text:p>2.24567</text:p>
          </table:table-cell>
          <table:table-cell office:value-type="float" office:value="2.82267709637046" calcext:value-type="float">
            <text:p>2.8226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63308302044" calcext:value-type="float">
            <text:p>2.24563</text:p>
          </table:table-cell>
          <table:table-cell office:value-type="float" office:value="2.33158750521485" calcext:value-type="float">
            <text:p>2.33159</text:p>
          </table:table-cell>
          <table:table-cell office:value-type="float" office:value="3.27708385481852" calcext:value-type="float">
            <text:p>3.2770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47717037778" calcext:value-type="float">
            <text:p>2.24248</text:p>
          </table:table-cell>
          <table:table-cell office:value-type="float" office:value="2.40660787257109" calcext:value-type="float">
            <text:p>2.40661</text:p>
          </table:table-cell>
          <table:table-cell office:value-type="float" office:value="3.67488616462347" calcext:value-type="float">
            <text:p>3.6748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05882844489" calcext:value-type="float">
            <text:p>2.24306</text:p>
          </table:table-cell>
          <table:table-cell office:value-type="float" office:value="2.23913564385393" calcext:value-type="float">
            <text:p>2.23914</text:p>
          </table:table-cell>
          <table:table-cell office:value-type="float" office:value="2.87783279017298" calcext:value-type="float">
            <text:p>2.8778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0673878606" calcext:value-type="float">
            <text:p>2.23707</text:p>
          </table:table-cell>
          <table:table-cell office:value-type="float" office:value="2.14367892279473" calcext:value-type="float">
            <text:p>2.14368</text:p>
          </table:table-cell>
          <table:table-cell office:value-type="float" office:value="3.29146073036518" calcext:value-type="float">
            <text:p>3.2914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360548470451" calcext:value-type="float">
            <text:p>2.23361</text:p>
          </table:table-cell>
          <table:table-cell office:value-type="float" office:value="2.23671001083604" calcext:value-type="float">
            <text:p>2.23671</text:p>
          </table:table-cell>
          <table:table-cell office:value-type="float" office:value="3.73182170542636" calcext:value-type="float">
            <text:p>3.7318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31926731683" calcext:value-type="float">
            <text:p>2.23332</text:p>
          </table:table-cell>
          <table:table-cell office:value-type="float" office:value="2.37113611736267" calcext:value-type="float">
            <text:p>2.37114</text:p>
          </table:table-cell>
          <table:table-cell office:value-type="float" office:value="3.80462365591398" calcext:value-type="float">
            <text:p>3.804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27651988992" calcext:value-type="float">
            <text:p>2.23328</text:p>
          </table:table-cell>
          <table:table-cell office:value-type="float" office:value="2.41327735384872" calcext:value-type="float">
            <text:p>2.41328</text:p>
          </table:table-cell>
          <table:table-cell office:value-type="float" office:value="3.64832624468351" calcext:value-type="float">
            <text:p>3.6483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24662331166" calcext:value-type="float">
            <text:p>2.23325</text:p>
          </table:table-cell>
          <table:table-cell office:value-type="float" office:value="2.13698609721527" calcext:value-type="float">
            <text:p>2.13699</text:p>
          </table:table-cell>
          <table:table-cell office:value-type="float" office:value="3.21800025012506" calcext:value-type="float">
            <text:p>3.21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93617021277" calcext:value-type="float">
            <text:p>2.23194</text:p>
          </table:table-cell>
          <table:table-cell office:value-type="float" office:value="2.32686775135586" calcext:value-type="float">
            <text:p>2.32687</text:p>
          </table:table-cell>
          <table:table-cell office:value-type="float" office:value="3.24177847309136" calcext:value-type="float">
            <text:p>3.2417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58114473904" calcext:value-type="float">
            <text:p>2.22958</text:p>
          </table:table-cell>
          <table:table-cell office:value-type="float" office:value="2.41799191262298" calcext:value-type="float">
            <text:p>2.41799</text:p>
          </table:table-cell>
          <table:table-cell office:value-type="float" office:value="4.32410580290145" calcext:value-type="float">
            <text:p>4.3241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089153108052" calcext:value-type="float">
            <text:p>2.14089</text:p>
          </table:table-cell>
          <table:table-cell office:value-type="float" office:value="2.22871735502712" calcext:value-type="float">
            <text:p>2.22872</text:p>
          </table:table-cell>
          <table:table-cell office:value-type="float" office:value="2.84733917396746" calcext:value-type="float">
            <text:p>2.8473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846920063349" calcext:value-type="float">
            <text:p>2.22847</text:p>
          </table:table-cell>
          <table:table-cell office:value-type="float" office:value="2.38202154705343" calcext:value-type="float">
            <text:p>2.38202</text:p>
          </table:table-cell>
          <table:table-cell office:value-type="float" office:value="3.80929107276819" calcext:value-type="float">
            <text:p>3.809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48592694521" calcext:value-type="float">
            <text:p>2.22749</text:p>
          </table:table-cell>
          <table:table-cell office:value-type="float" office:value="2.38699899924944" calcext:value-type="float">
            <text:p>2.387</text:p>
          </table:table-cell>
          <table:table-cell office:value-type="float" office:value="3.58881285964473" calcext:value-type="float">
            <text:p>3.5888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.22528844550079" calcext:value-type="float">
            <text:p>2.22529</text:p>
          </table:table-cell>
          <table:table-cell office:value-type="float" office:value="2.37991097489784" calcext:value-type="float">
            <text:p>2.37991</text:p>
          </table:table-cell>
          <table:table-cell office:value-type="float" office:value="3.56336377282962" calcext:value-type="float">
            <text:p>3.5633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8248312078" calcext:value-type="float">
            <text:p>2.22182</text:p>
          </table:table-cell>
          <table:table-cell office:value-type="float" office:value="2.39408873051596" calcext:value-type="float">
            <text:p>2.39409</text:p>
          </table:table-cell>
          <table:table-cell office:value-type="float" office:value="3.59061640410103" calcext:value-type="float">
            <text:p>3.590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019497996995" calcext:value-type="float">
            <text:p>2.22019</text:p>
          </table:table-cell>
          <table:table-cell office:value-type="float" office:value="2.30871567768319" calcext:value-type="float">
            <text:p>2.30872</text:p>
          </table:table-cell>
          <table:table-cell office:value-type="float" office:value="3.68238232348523" calcext:value-type="float">
            <text:p>3.6823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14078298655" calcext:value-type="float">
            <text:p>2.24714</text:p>
          </table:table-cell>
          <table:table-cell office:value-type="float" office:value="2.217565074789" calcext:value-type="float">
            <text:p>2.21757</text:p>
          </table:table-cell>
          <table:table-cell office:value-type="float" office:value="2.85538355477563" calcext:value-type="float">
            <text:p>2.85538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497728030682" calcext:value-type="float">
            <text:p>2.21498</text:p>
          </table:table-cell>
          <table:table-cell office:value-type="float" office:value="2.3864745914624" calcext:value-type="float">
            <text:p>2.38647</text:p>
          </table:table-cell>
          <table:table-cell office:value-type="float" office:value="3.35836418209105" calcext:value-type="float">
            <text:p>3.3583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08404273076" calcext:value-type="float">
            <text:p>2.21408</text:p>
          </table:table-cell>
          <table:table-cell office:value-type="float" office:value="2.30941725087631" calcext:value-type="float">
            <text:p>2.30942</text:p>
          </table:table-cell>
          <table:table-cell office:value-type="float" office:value="3.60514521782674" calcext:value-type="float">
            <text:p>3.6051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75093773443" calcext:value-type="float">
            <text:p>2.21375</text:p>
          </table:table-cell>
          <table:table-cell office:value-type="float" office:value="2.39157508127032" calcext:value-type="float">
            <text:p>2.39158</text:p>
          </table:table-cell>
          <table:table-cell office:value-type="float" office:value="3.55506501625406" calcext:value-type="float">
            <text:p>3.5550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45947973987" calcext:value-type="float">
            <text:p>2.20646</text:p>
          </table:table-cell>
          <table:table-cell office:value-type="float" office:value="2.40411549524762" calcext:value-type="float">
            <text:p>2.40412</text:p>
          </table:table-cell>
          <table:table-cell office:value-type="float" office:value="3.31667583791896" calcext:value-type="float">
            <text:p>3.3166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6483989633" calcext:value-type="float">
            <text:p>2.19265</text:p>
          </table:table-cell>
          <table:table-cell office:value-type="float" office:value="2.19918317866399" calcext:value-type="float">
            <text:p>2.19918</text:p>
          </table:table-cell>
          <table:table-cell office:value-type="float" office:value="2.9079006772009" calcext:value-type="float">
            <text:p>2.9079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00256314078" calcext:value-type="float">
            <text:p>2.189</text:p>
          </table:table-cell>
          <table:table-cell office:value-type="float" office:value="2.24376469117279" calcext:value-type="float">
            <text:p>2.24376</text:p>
          </table:table-cell>
          <table:table-cell office:value-type="float" office:value="3.09098024506127" calcext:value-type="float">
            <text:p>3.0909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70953515592" calcext:value-type="float">
            <text:p>2.18771</text:p>
          </table:table-cell>
          <table:table-cell office:value-type="float" office:value="2.20033076247805" calcext:value-type="float">
            <text:p>2.20033</text:p>
          </table:table-cell>
          <table:table-cell office:value-type="float" office:value="2.95328944068222" calcext:value-type="float">
            <text:p>2.95329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34806376231" calcext:value-type="float">
            <text:p>2.18135</text:p>
          </table:table-cell>
          <table:table-cell office:value-type="float" office:value="2.30937364379903" calcext:value-type="float">
            <text:p>2.30937</text:p>
          </table:table-cell>
          <table:table-cell office:value-type="float" office:value="3.0172233350025" calcext:value-type="float">
            <text:p>3.0172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062275985663" calcext:value-type="float">
            <text:p>2.18062</text:p>
          </table:table-cell>
          <table:table-cell office:value-type="float" office:value="2.26974545719763" calcext:value-type="float">
            <text:p>2.26975</text:p>
          </table:table-cell>
          <table:table-cell office:value-type="float" office:value="3.28143660915229" calcext:value-type="float">
            <text:p>3.281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.18058502209991" calcext:value-type="float">
            <text:p>2.18059</text:p>
          </table:table-cell>
          <table:table-cell office:value-type="float" office:value="2.38363241180886" calcext:value-type="float">
            <text:p>2.38363</text:p>
          </table:table-cell>
          <table:table-cell office:value-type="float" office:value="3.36657242932199" calcext:value-type="float">
            <text:p>3.3665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51827540218" calcext:value-type="float">
            <text:p>2.17852</text:p>
          </table:table-cell>
          <table:table-cell office:value-type="float" office:value="2.25056441193632" calcext:value-type="float">
            <text:p>2.25056</text:p>
          </table:table-cell>
          <table:table-cell office:value-type="float" office:value="3.11034133533383" calcext:value-type="float">
            <text:p>3.110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7787392627804" calcext:value-type="float">
            <text:p>2.17787</text:p>
          </table:table-cell>
          <table:table-cell office:value-type="float" office:value="2.3993146943541" calcext:value-type="float">
            <text:p>2.39931</text:p>
          </table:table-cell>
          <table:table-cell office:value-type="float" office:value="3.42282086564924" calcext:value-type="float">
            <text:p>3.4228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83566725015" calcext:value-type="float">
            <text:p>2.17684</text:p>
          </table:table-cell>
          <table:table-cell office:value-type="float" office:value="2.28143171209469" calcext:value-type="float">
            <text:p>2.28143</text:p>
          </table:table-cell>
          <table:table-cell office:value-type="float" office:value="3.23645911477869" calcext:value-type="float">
            <text:p>3.236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51077352671" calcext:value-type="float">
            <text:p>2.17351</text:p>
          </table:table-cell>
          <table:table-cell office:value-type="float" office:value="2.17107547720263" calcext:value-type="float">
            <text:p>2.17108</text:p>
          </table:table-cell>
          <table:table-cell office:value-type="float" office:value="2.98533883470868" calcext:value-type="float">
            <text:p>2.985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7098355016262" calcext:value-type="float">
            <text:p>2.17098</text:p>
          </table:table-cell>
          <table:table-cell office:value-type="float" office:value="2.07758673171545" calcext:value-type="float">
            <text:p>2.07759</text:p>
          </table:table-cell>
          <table:table-cell office:value-type="float" office:value="3.03744183137353" calcext:value-type="float">
            <text:p>3.0374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55562510432" calcext:value-type="float">
            <text:p>2.17056</text:p>
          </table:table-cell>
          <table:table-cell office:value-type="float" office:value="2.29926306125855" calcext:value-type="float">
            <text:p>2.29926</text:p>
          </table:table-cell>
          <table:table-cell office:value-type="float" office:value="3.028128442664" calcext:value-type="float">
            <text:p>3.0281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722076133233" calcext:value-type="float">
            <text:p>2.16722</text:p>
          </table:table-cell>
          <table:table-cell office:value-type="float" office:value="2.30470218716086" calcext:value-type="float">
            <text:p>2.3047</text:p>
          </table:table-cell>
          <table:table-cell office:value-type="float" office:value="3.0345041322314" calcext:value-type="float">
            <text:p>3.034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635549711996" calcext:value-type="float">
            <text:p>2.16636</text:p>
          </table:table-cell>
          <table:table-cell office:value-type="float" office:value="2.06614732031054" calcext:value-type="float">
            <text:p>2.06615</text:p>
          </table:table-cell>
          <table:table-cell office:value-type="float" office:value="2.86806411219634" calcext:value-type="float">
            <text:p>2.8680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26611152851" calcext:value-type="float">
            <text:p>2.16427</text:p>
          </table:table-cell>
          <table:table-cell office:value-type="float" office:value="2.05193515735871" calcext:value-type="float">
            <text:p>2.05194</text:p>
          </table:table-cell>
          <table:table-cell office:value-type="float" office:value="2.83283871775607" calcext:value-type="float">
            <text:p>2.8328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10326404541" calcext:value-type="float">
            <text:p>2.1621</text:p>
          </table:table-cell>
          <table:table-cell office:value-type="float" office:value="2.29434541697971" calcext:value-type="float">
            <text:p>2.29435</text:p>
          </table:table-cell>
          <table:table-cell office:value-type="float" office:value="3.01711620335587" calcext:value-type="float">
            <text:p>3.0171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991868901676" calcext:value-type="float">
            <text:p>2.15992</text:p>
          </table:table-cell>
          <table:table-cell office:value-type="float" office:value="2.10616973146527" calcext:value-type="float">
            <text:p>2.10617</text:p>
          </table:table-cell>
          <table:table-cell office:value-type="float" office:value="3.0402064048036" calcext:value-type="float">
            <text:p>3.0402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9684504459" calcext:value-type="float">
            <text:p>2.1578</text:p>
          </table:table-cell>
          <table:table-cell office:value-type="float" office:value="2.15951112778195" calcext:value-type="float">
            <text:p>2.15951</text:p>
          </table:table-cell>
          <table:table-cell office:value-type="float" office:value="3.00568517129282" calcext:value-type="float">
            <text:p>3.0056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044691280768" calcext:value-type="float">
            <text:p>2.15045</text:p>
          </table:table-cell>
          <table:table-cell office:value-type="float" office:value="2.3466230705048" calcext:value-type="float">
            <text:p>2.34662</text:p>
          </table:table-cell>
          <table:table-cell office:value-type="float" office:value="2.81089987484355" calcext:value-type="float">
            <text:p>2.810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464636029719" calcext:value-type="float">
            <text:p>2.20465</text:p>
          </table:table-cell>
          <table:table-cell office:value-type="float" office:value="2.1499390600217" calcext:value-type="float">
            <text:p>2.14994</text:p>
          </table:table-cell>
          <table:table-cell office:value-type="float" office:value="2.82839969947408" calcext:value-type="float">
            <text:p>2.828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578716441554" calcext:value-type="float">
            <text:p>2.14579</text:p>
          </table:table-cell>
          <table:table-cell office:value-type="float" office:value="2.08328435050859" calcext:value-type="float">
            <text:p>2.08328</text:p>
          </table:table-cell>
          <table:table-cell office:value-type="float" office:value="2.76480365182591" calcext:value-type="float">
            <text:p>2.76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6975385899" calcext:value-type="float">
            <text:p>2.1457</text:p>
          </table:table-cell>
          <table:table-cell office:value-type="float" office:value="2.35276188986233" calcext:value-type="float">
            <text:p>2.35276</text:p>
          </table:table-cell>
          <table:table-cell office:value-type="float" office:value="2.83237797246558" calcext:value-type="float">
            <text:p>2.8323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30581957645" calcext:value-type="float">
            <text:p>2.14331</text:p>
          </table:table-cell>
          <table:table-cell office:value-type="float" office:value="2.06267977738869" calcext:value-type="float">
            <text:p>2.06268</text:p>
          </table:table-cell>
          <table:table-cell office:value-type="float" office:value="2.74734617308654" calcext:value-type="float">
            <text:p>2.7473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776173209969" calcext:value-type="float">
            <text:p>2.11776</text:p>
          </table:table-cell>
          <table:table-cell office:value-type="float" office:value="2.11023568392098" calcext:value-type="float">
            <text:p>2.11024</text:p>
          </table:table-cell>
          <table:table-cell office:value-type="float" office:value="2.59284196049012" calcext:value-type="float">
            <text:p>2.5928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73749895651" calcext:value-type="float">
            <text:p>2.21774</text:p>
          </table:table-cell>
          <table:table-cell office:value-type="float" office:value="2.11531461307288" calcext:value-type="float">
            <text:p>2.11531</text:p>
          </table:table-cell>
          <table:table-cell office:value-type="float" office:value="2.91287503130478" calcext:value-type="float">
            <text:p>2.9128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325685588064" calcext:value-type="float">
            <text:p>2.11326</text:p>
          </table:table-cell>
          <table:table-cell office:value-type="float" office:value="2.09501031507877" calcext:value-type="float">
            <text:p>2.09501</text:p>
          </table:table-cell>
          <table:table-cell office:value-type="float" office:value="2.60323705926482" calcext:value-type="float">
            <text:p>2.6032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5" calcext:value-type="float">
            <text:p>5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3" calcext:value-type="float">
            <text:p>3</text:p>
          </table:table-cell>
          <table:table-cell table:formula="of:=SUM([.F1:.F5])" office:value-type="float" office:value="4" calcext:value-type="float">
            <text:p>4</text:p>
          </table:table-cell>
          <table:table-cell table:formula="of:=SUM([.G1:.G5])" office:value-type="float" office:value="1" calcext:value-type="float">
            <text:p>1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0" calcext:value-type="float">
            <text:p>0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2" calcext:value-type="float">
            <text:p>2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5" calcext:value-type="float">
            <text:p>5</text:p>
          </table:table-cell>
          <table:table-cell table:formula="of:=SUM([.S1:.S5])" office:value-type="float" office:value="3" calcext:value-type="float">
            <text:p>3</text:p>
          </table:table-cell>
          <table:table-cell table:formula="of:=SUM([.T1:.T5])" office:value-type="float" office:value="1" calcext:value-type="float">
            <text:p>1</text:p>
          </table:table-cell>
          <table:table-cell table:formula="of:=SUM([.U1:.U5])" office:value-type="float" office:value="1" calcext:value-type="float">
            <text:p>1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3" calcext:value-type="float">
            <text:p>3</text:p>
          </table:table-cell>
          <table:table-cell table:formula="of:=SUM([.X1:.X5])" office:value-type="float" office:value="3" calcext:value-type="float">
            <text:p>3</text:p>
          </table:table-cell>
          <table:table-cell table:formula="of:=SUM([.Y1:.Y5])" office:value-type="float" office:value="3" calcext:value-type="float">
            <text:p>3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1" calcext:value-type="float">
            <text:p>1</text:p>
          </table:table-cell>
          <table:table-cell table:formula="of:=SUM([.AE1:.AE5])" office:value-type="float" office:value="1" calcext:value-type="float">
            <text:p>1</text:p>
          </table:table-cell>
          <table:table-cell table:formula="of:=SUM([.AF1:.AF5])" office:value-type="float" office:value="0" calcext:value-type="float">
            <text:p>0</text:p>
          </table:table-cell>
          <table:table-cell table:formula="of:=SUM([.AG1:.AG5])" office:value-type="float" office:value="2" calcext:value-type="float">
            <text:p>2</text:p>
          </table:table-cell>
          <table:table-cell table:formula="of:=SUM([.AH1:.AH5])" office:value-type="float" office:value="5" calcext:value-type="float">
            <text:p>5</text:p>
          </table:table-cell>
          <table:table-cell table:formula="of:=SUM([.AI1:.AI5])" office:value-type="float" office:value="3" calcext:value-type="float">
            <text:p>3</text:p>
          </table:table-cell>
          <table:table-cell table:formula="of:=SUM([.AJ1:.AJ5])" office:value-type="float" office:value="1" calcext:value-type="float">
            <text:p>1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4" calcext:value-type="float">
            <text:p>4</text:p>
          </table:table-cell>
          <table:table-cell table:formula="of:=SUM([.AM1:.AM5])" office:value-type="float" office:value="2" calcext:value-type="float">
            <text:p>2</text:p>
          </table:table-cell>
          <table:table-cell table:formula="of:=SUM([.AN1:.AN5])" office:value-type="float" office:value="4" calcext:value-type="float">
            <text:p>4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2" calcext:value-type="float">
            <text:p>2</text:p>
          </table:table-cell>
          <table:table-cell table:formula="of:=SUM([.AQ1:.AQ5])" office:value-type="float" office:value="0" calcext:value-type="float">
            <text:p>0</text:p>
          </table:table-cell>
          <table:table-cell table:formula="of:=SUM([.AR1:.AR5])" office:value-type="float" office:value="3" calcext:value-type="float">
            <text:p>3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4" calcext:value-type="float">
            <text:p>4</text:p>
          </table:table-cell>
          <table:table-cell table:formula="of:=SUM([.AY1:.AY5])" office:value-type="float" office:value="4" calcext:value-type="float">
            <text:p>4</text:p>
          </table:table-cell>
          <table:table-cell table:formula="of:=SUM([.AZ1:.AZ5])" office:value-type="float" office:value="4" calcext:value-type="float">
            <text:p>4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4" calcext:value-type="float">
            <text:p>4</text:p>
          </table:table-cell>
          <table:table-cell table:formula="of:=SUM([.BC1:.BC5])" office:value-type="float" office:value="0" calcext:value-type="float">
            <text:p>0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2" calcext:value-type="float">
            <text:p>2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1" calcext:value-type="float">
            <text:p>1</text:p>
          </table:table-cell>
          <table:table-cell table:formula="of:=SUM([.BI1:.BI5])" office:value-type="float" office:value="2" calcext:value-type="float">
            <text:p>2</text:p>
          </table:table-cell>
          <table:table-cell table:formula="of:=SUM([.BJ1:.BJ5])" office:value-type="float" office:value="5" calcext:value-type="float">
            <text:p>5</text:p>
          </table:table-cell>
          <table:table-cell table:formula="of:=SUM([.BK1:.BK5])" office:value-type="float" office:value="1" calcext:value-type="float">
            <text:p>1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3" calcext:value-type="float">
            <text:p>3</text:p>
          </table:table-cell>
          <table:table-cell table:formula="of:=SUM([.BO1:.BO5])" office:value-type="float" office:value="3" calcext:value-type="float">
            <text:p>3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table table:name="Sheet1_2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4" table:default-cell-style-name="Default"/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6815148481815" calcext:value-type="float">
            <text:p>2.26815</text:p>
          </table:table-cell>
          <table:table-cell office:value-type="float" office:value="2.38809121621622" calcext:value-type="float">
            <text:p>2.38809</text:p>
          </table:table-cell>
          <table:table-cell office:value-type="float" office:value="3.94029404404404" calcext:value-type="float">
            <text:p>3.94029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10])" office:value-type="float" office:value="2.22644551323637" calcext:value-type="float">
            <text:p>2.22645</text:p>
          </table:table-cell>
          <table:table-cell table:formula="of:=AVERAGE([.BT1:.BT10])" office:value-type="float" office:value="2.29517679183645" calcext:value-type="float">
            <text:p>2.29518</text:p>
          </table:table-cell>
          <table:table-cell table:formula="of:=AVERAGE([.BU1:.BU10])" office:value-type="float" office:value="3.51429056503738" calcext:value-type="float">
            <text:p>3.514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25629024858192" calcext:value-type="float">
            <text:p>2.25629</text:p>
          </table:table-cell>
          <table:table-cell office:value-type="float" office:value="2.39712222639306" calcext:value-type="float">
            <text:p>2.39712</text:p>
          </table:table-cell>
          <table:table-cell office:value-type="float" office:value="3.92919794794795" calcext:value-type="float">
            <text:p>3.9292</text:p>
          </table:table-cell>
          <table:table-cell office:value-type="float" office:value="9590400" calcext:value-type="float">
            <text:p>9590400</text:p>
          </table:table-cell>
          <table:table-cell office:value-type="float" office:value="0" calcext:value-type="float">
            <text:p>0</text:p>
          </table:table-cell>
          <table:table-cell/>
          <table:table-cell table:formula="of:=AVERAGE([.BS1:.BS5])" office:value-type="float" office:value="2.24874581024863" calcext:value-type="float">
            <text:p>2.24875</text:p>
          </table:table-cell>
          <table:table-cell table:formula="of:=AVERAGE([.BT1:.BT5])" office:value-type="float" office:value="2.28409626086108" calcext:value-type="float">
            <text:p>2.2841</text:p>
          </table:table-cell>
          <table:table-cell table:formula="of:=AVERAGE([.BU1:.BU5])" office:value-type="float" office:value="3.74677444044543" calcext:value-type="float">
            <text:p>3.74677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861444527799" calcext:value-type="float">
            <text:p>2.24861</text:p>
          </table:table-cell>
          <table:table-cell office:value-type="float" office:value="2.25487892806535" calcext:value-type="float">
            <text:p>2.25488</text:p>
          </table:table-cell>
          <table:table-cell office:value-type="float" office:value="3.84109777444361" calcext:value-type="float">
            <text:p>3.8411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370673878606" calcext:value-type="float">
            <text:p>2.23707</text:p>
          </table:table-cell>
          <table:table-cell office:value-type="float" office:value="2.14367892279473" calcext:value-type="float">
            <text:p>2.14368</text:p>
          </table:table-cell>
          <table:table-cell office:value-type="float" office:value="3.29146073036518" calcext:value-type="float">
            <text:p>3.2914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3360548470451" calcext:value-type="float">
            <text:p>2.23361</text:p>
          </table:table-cell>
          <table:table-cell office:value-type="float" office:value="2.23671001083604" calcext:value-type="float">
            <text:p>2.23671</text:p>
          </table:table-cell>
          <table:table-cell office:value-type="float" office:value="3.73182170542636" calcext:value-type="float">
            <text:p>3.7318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24662331166" calcext:value-type="float">
            <text:p>2.23325</text:p>
          </table:table-cell>
          <table:table-cell office:value-type="float" office:value="2.13698609721527" calcext:value-type="float">
            <text:p>2.13699</text:p>
          </table:table-cell>
          <table:table-cell office:value-type="float" office:value="3.21800025012506" calcext:value-type="float">
            <text:p>3.21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18248312078" calcext:value-type="float">
            <text:p>2.22182</text:p>
          </table:table-cell>
          <table:table-cell office:value-type="float" office:value="2.39408873051596" calcext:value-type="float">
            <text:p>2.39409</text:p>
          </table:table-cell>
          <table:table-cell office:value-type="float" office:value="3.59061640410103" calcext:value-type="float">
            <text:p>3.590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375093773443" calcext:value-type="float">
            <text:p>2.21375</text:p>
          </table:table-cell>
          <table:table-cell office:value-type="float" office:value="2.39157508127032" calcext:value-type="float">
            <text:p>2.39158</text:p>
          </table:table-cell>
          <table:table-cell office:value-type="float" office:value="3.55506501625406" calcext:value-type="float">
            <text:p>3.55507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8134806376231" calcext:value-type="float">
            <text:p>2.18135</text:p>
          </table:table-cell>
          <table:table-cell office:value-type="float" office:value="2.30937364379903" calcext:value-type="float">
            <text:p>2.30937</text:p>
          </table:table-cell>
          <table:table-cell office:value-type="float" office:value="3.0172233350025" calcext:value-type="float">
            <text:p>3.01722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055562510432" calcext:value-type="float">
            <text:p>2.17056</text:p>
          </table:table-cell>
          <table:table-cell office:value-type="float" office:value="2.29926306125855" calcext:value-type="float">
            <text:p>2.29926</text:p>
          </table:table-cell>
          <table:table-cell office:value-type="float" office:value="3.028128442664" calcext:value-type="float">
            <text:p>3.02813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596439355813" calcext:value-type="float">
            <text:p>2.27596</text:p>
          </table:table-cell>
          <table:table-cell office:value-type="float" office:value="2.29914873762791" calcext:value-type="float">
            <text:p>2.29915</text:p>
          </table:table-cell>
          <table:table-cell office:value-type="float" office:value="3.35762959235028" calcext:value-type="float">
            <text:p>3.35763</text:p>
          </table:table-cell>
          <table:table-cell office:value-type="float" office:value="9537600" calcext:value-type="float">
            <text:p>95376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1:.BS40])" office:value-type="float" office:value="2.20757173213827" calcext:value-type="float">
            <text:p>2.20757</text:p>
          </table:table-cell>
          <table:table-cell table:formula="of:=AVERAGE([.BT11:.BT40])" office:value-type="float" office:value="2.29133744211404" calcext:value-type="float">
            <text:p>2.29134</text:p>
          </table:table-cell>
          <table:table-cell table:formula="of:=AVERAGE([.BU11:.BU40])" office:value-type="float" office:value="3.24708649402906" calcext:value-type="float">
            <text:p>3.247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6935497399765" calcext:value-type="float">
            <text:p>2.26935</text:p>
          </table:table-cell>
          <table:table-cell office:value-type="float" office:value="2.29151274953867" calcext:value-type="float">
            <text:p>2.29151</text:p>
          </table:table-cell>
          <table:table-cell office:value-type="float" office:value="3.35729869149472" calcext:value-type="float">
            <text:p>3.3573</text:p>
          </table:table-cell>
          <table:table-cell office:value-type="float" office:value="9537600" calcext:value-type="float">
            <text:p>953760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.BS11:.BS15])" office:value-type="float" office:value="2.26502421572016" calcext:value-type="float">
            <text:p>2.26502</text:p>
          </table:table-cell>
          <table:table-cell table:formula="of:=AVERAGE([.BT11:.BT15])" office:value-type="float" office:value="2.30148935121378" calcext:value-type="float">
            <text:p>2.30149</text:p>
          </table:table-cell>
          <table:table-cell table:formula="of:=AVERAGE([.BU11:.BU15])" office:value-type="float" office:value="3.27823597793405" calcext:value-type="float">
            <text:p>3.27824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29260887772" calcext:value-type="float">
            <text:p>2.26129</text:p>
          </table:table-cell>
          <table:table-cell office:value-type="float" office:value="2.30984128978224" calcext:value-type="float">
            <text:p>2.30984</text:p>
          </table:table-cell>
          <table:table-cell office:value-type="float" office:value="3.14431281407035" calcext:value-type="float">
            <text:p>3.14431</text:p>
          </table:table-cell>
          <table:table-cell office:value-type="float" office:value="9552000" calcext:value-type="float">
            <text:p>9552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26001371440536" calcext:value-type="float">
            <text:p>2.26001</text:p>
          </table:table-cell>
          <table:table-cell office:value-type="float" office:value="2.3188634840871" calcext:value-type="float">
            <text:p>2.31886</text:p>
          </table:table-cell>
          <table:table-cell office:value-type="float" office:value="3.17089195979899" calcext:value-type="float">
            <text:p>3.17089</text:p>
          </table:table-cell>
          <table:table-cell office:value-type="float" office:value="9552000" calcext:value-type="float">
            <text:p>9552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5849538776192" calcext:value-type="float">
            <text:p>2.2585</text:p>
          </table:table-cell>
          <table:table-cell office:value-type="float" office:value="2.28808049503297" calcext:value-type="float">
            <text:p>2.28808</text:p>
          </table:table-cell>
          <table:table-cell office:value-type="float" office:value="3.36104683195592" calcext:value-type="float">
            <text:p>3.3610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5794797145004" calcext:value-type="float">
            <text:p>2.25795</text:p>
          </table:table-cell>
          <table:table-cell office:value-type="float" office:value="2.2933348985725" calcext:value-type="float">
            <text:p>2.29333</text:p>
          </table:table-cell>
          <table:table-cell office:value-type="float" office:value="3.4198059103431" calcext:value-type="float">
            <text:p>3.41981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563308302044" calcext:value-type="float">
            <text:p>2.24563</text:p>
          </table:table-cell>
          <table:table-cell office:value-type="float" office:value="2.33158750521485" calcext:value-type="float">
            <text:p>2.33159</text:p>
          </table:table-cell>
          <table:table-cell office:value-type="float" office:value="3.27708385481852" calcext:value-type="float">
            <text:p>3.2770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247717037778" calcext:value-type="float">
            <text:p>2.24248</text:p>
          </table:table-cell>
          <table:table-cell office:value-type="float" office:value="2.40660787257109" calcext:value-type="float">
            <text:p>2.40661</text:p>
          </table:table-cell>
          <table:table-cell office:value-type="float" office:value="3.67488616462347" calcext:value-type="float">
            <text:p>3.67489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331926731683" calcext:value-type="float">
            <text:p>2.23332</text:p>
          </table:table-cell>
          <table:table-cell office:value-type="float" office:value="2.37113611736267" calcext:value-type="float">
            <text:p>2.37114</text:p>
          </table:table-cell>
          <table:table-cell office:value-type="float" office:value="3.80462365591398" calcext:value-type="float">
            <text:p>3.80462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3327651988992" calcext:value-type="float">
            <text:p>2.23328</text:p>
          </table:table-cell>
          <table:table-cell office:value-type="float" office:value="2.41327735384872" calcext:value-type="float">
            <text:p>2.41328</text:p>
          </table:table-cell>
          <table:table-cell office:value-type="float" office:value="3.64832624468351" calcext:value-type="float">
            <text:p>3.64833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3193617021277" calcext:value-type="float">
            <text:p>2.23194</text:p>
          </table:table-cell>
          <table:table-cell office:value-type="float" office:value="2.32686775135586" calcext:value-type="float">
            <text:p>2.32687</text:p>
          </table:table-cell>
          <table:table-cell office:value-type="float" office:value="3.24177847309136" calcext:value-type="float">
            <text:p>3.2417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2846920063349" calcext:value-type="float">
            <text:p>2.22847</text:p>
          </table:table-cell>
          <table:table-cell office:value-type="float" office:value="2.38202154705343" calcext:value-type="float">
            <text:p>2.38202</text:p>
          </table:table-cell>
          <table:table-cell office:value-type="float" office:value="3.80929107276819" calcext:value-type="float">
            <text:p>3.8092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2748592694521" calcext:value-type="float">
            <text:p>2.22749</text:p>
          </table:table-cell>
          <table:table-cell office:value-type="float" office:value="2.38699899924944" calcext:value-type="float">
            <text:p>2.387</text:p>
          </table:table-cell>
          <table:table-cell office:value-type="float" office:value="3.58881285964473" calcext:value-type="float">
            <text:p>3.5888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2.22528844550079" calcext:value-type="float">
            <text:p>2.22529</text:p>
          </table:table-cell>
          <table:table-cell office:value-type="float" office:value="2.37991097489784" calcext:value-type="float">
            <text:p>2.37991</text:p>
          </table:table-cell>
          <table:table-cell office:value-type="float" office:value="3.56336377282962" calcext:value-type="float">
            <text:p>3.56336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1497728030682" calcext:value-type="float">
            <text:p>2.21498</text:p>
          </table:table-cell>
          <table:table-cell office:value-type="float" office:value="2.3864745914624" calcext:value-type="float">
            <text:p>2.38647</text:p>
          </table:table-cell>
          <table:table-cell office:value-type="float" office:value="3.35836418209105" calcext:value-type="float">
            <text:p>3.35836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0645947973987" calcext:value-type="float">
            <text:p>2.20646</text:p>
          </table:table-cell>
          <table:table-cell office:value-type="float" office:value="2.40411549524762" calcext:value-type="float">
            <text:p>2.40412</text:p>
          </table:table-cell>
          <table:table-cell office:value-type="float" office:value="3.31667583791896" calcext:value-type="float">
            <text:p>3.3166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926483989633" calcext:value-type="float">
            <text:p>2.19265</text:p>
          </table:table-cell>
          <table:table-cell office:value-type="float" office:value="2.19918317866399" calcext:value-type="float">
            <text:p>2.19918</text:p>
          </table:table-cell>
          <table:table-cell office:value-type="float" office:value="2.9079006772009" calcext:value-type="float">
            <text:p>2.9079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900256314078" calcext:value-type="float">
            <text:p>2.189</text:p>
          </table:table-cell>
          <table:table-cell office:value-type="float" office:value="2.24376469117279" calcext:value-type="float">
            <text:p>2.24376</text:p>
          </table:table-cell>
          <table:table-cell office:value-type="float" office:value="3.09098024506127" calcext:value-type="float">
            <text:p>3.09098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770953515592" calcext:value-type="float">
            <text:p>2.18771</text:p>
          </table:table-cell>
          <table:table-cell office:value-type="float" office:value="2.20033076247805" calcext:value-type="float">
            <text:p>2.20033</text:p>
          </table:table-cell>
          <table:table-cell office:value-type="float" office:value="2.95328944068222" calcext:value-type="float">
            <text:p>2.95329</text:p>
          </table:table-cell>
          <table:table-cell office:value-type="float" office:value="9568800" calcext:value-type="float">
            <text:p>9568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18062275985663" calcext:value-type="float">
            <text:p>2.18062</text:p>
          </table:table-cell>
          <table:table-cell office:value-type="float" office:value="2.26974545719763" calcext:value-type="float">
            <text:p>2.26975</text:p>
          </table:table-cell>
          <table:table-cell office:value-type="float" office:value="3.28143660915229" calcext:value-type="float">
            <text:p>3.2814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2.18058502209991" calcext:value-type="float">
            <text:p>2.18059</text:p>
          </table:table-cell>
          <table:table-cell office:value-type="float" office:value="2.38363241180886" calcext:value-type="float">
            <text:p>2.38363</text:p>
          </table:table-cell>
          <table:table-cell office:value-type="float" office:value="3.36657242932199" calcext:value-type="float">
            <text:p>3.36657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851827540218" calcext:value-type="float">
            <text:p>2.17852</text:p>
          </table:table-cell>
          <table:table-cell office:value-type="float" office:value="2.25056441193632" calcext:value-type="float">
            <text:p>2.25056</text:p>
          </table:table-cell>
          <table:table-cell office:value-type="float" office:value="3.11034133533383" calcext:value-type="float">
            <text:p>3.110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2.17787392627804" calcext:value-type="float">
            <text:p>2.17787</text:p>
          </table:table-cell>
          <table:table-cell office:value-type="float" office:value="2.3993146943541" calcext:value-type="float">
            <text:p>2.39931</text:p>
          </table:table-cell>
          <table:table-cell office:value-type="float" office:value="3.42282086564924" calcext:value-type="float">
            <text:p>3.42282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7683566725015" calcext:value-type="float">
            <text:p>2.17684</text:p>
          </table:table-cell>
          <table:table-cell office:value-type="float" office:value="2.28143171209469" calcext:value-type="float">
            <text:p>2.28143</text:p>
          </table:table-cell>
          <table:table-cell office:value-type="float" office:value="3.23645911477869" calcext:value-type="float">
            <text:p>3.23646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6722076133233" calcext:value-type="float">
            <text:p>2.16722</text:p>
          </table:table-cell>
          <table:table-cell office:value-type="float" office:value="2.30470218716086" calcext:value-type="float">
            <text:p>2.3047</text:p>
          </table:table-cell>
          <table:table-cell office:value-type="float" office:value="3.0345041322314" calcext:value-type="float">
            <text:p>3.0345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6635549711996" calcext:value-type="float">
            <text:p>2.16636</text:p>
          </table:table-cell>
          <table:table-cell office:value-type="float" office:value="2.06614732031054" calcext:value-type="float">
            <text:p>2.06615</text:p>
          </table:table-cell>
          <table:table-cell office:value-type="float" office:value="2.86806411219634" calcext:value-type="float">
            <text:p>2.86806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426611152851" calcext:value-type="float">
            <text:p>2.16427</text:p>
          </table:table-cell>
          <table:table-cell office:value-type="float" office:value="2.05193515735871" calcext:value-type="float">
            <text:p>2.05194</text:p>
          </table:table-cell>
          <table:table-cell office:value-type="float" office:value="2.83283871775607" calcext:value-type="float">
            <text:p>2.8328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6210326404541" calcext:value-type="float">
            <text:p>2.1621</text:p>
          </table:table-cell>
          <table:table-cell office:value-type="float" office:value="2.29434541697971" calcext:value-type="float">
            <text:p>2.29435</text:p>
          </table:table-cell>
          <table:table-cell office:value-type="float" office:value="3.01711620335587" calcext:value-type="float">
            <text:p>3.01712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11776173209969" calcext:value-type="float">
            <text:p>2.11776</text:p>
          </table:table-cell>
          <table:table-cell office:value-type="float" office:value="2.11023568392098" calcext:value-type="float">
            <text:p>2.11024</text:p>
          </table:table-cell>
          <table:table-cell office:value-type="float" office:value="2.59284196049012" calcext:value-type="float">
            <text:p>2.5928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1325685588064" calcext:value-type="float">
            <text:p>2.11326</text:p>
          </table:table-cell>
          <table:table-cell office:value-type="float" office:value="2.09501031507877" calcext:value-type="float">
            <text:p>2.09501</text:p>
          </table:table-cell>
          <table:table-cell office:value-type="float" office:value="2.60323705926482" calcext:value-type="float">
            <text:p>2.6032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840482741371" calcext:value-type="float">
            <text:p>2.2484</text:p>
          </table:table-cell>
          <table:table-cell office:value-type="float" office:value="2.39303610138403" calcext:value-type="float">
            <text:p>2.39304</text:p>
          </table:table-cell>
          <table:table-cell office:value-type="float" office:value="4.30331165582791" calcext:value-type="float">
            <text:p>4.3033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41:.BS50])" office:value-type="float" office:value="2.18284046694224" calcext:value-type="float">
            <text:p>2.18284</text:p>
          </table:table-cell>
          <table:table-cell table:formula="of:=AVERAGE([.BT41:.BT50])" office:value-type="float" office:value="2.24582664940116" calcext:value-type="float">
            <text:p>2.24583</text:p>
          </table:table-cell>
          <table:table-cell table:formula="of:=AVERAGE([.BU41:.BU50])" office:value-type="float" office:value="3.314802090844" calcext:value-type="float">
            <text:p>3.3148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2958114473904" calcext:value-type="float">
            <text:p>2.22958</text:p>
          </table:table-cell>
          <table:table-cell office:value-type="float" office:value="2.41799191262298" calcext:value-type="float">
            <text:p>2.41799</text:p>
          </table:table-cell>
          <table:table-cell office:value-type="float" office:value="4.32410580290145" calcext:value-type="float">
            <text:p>4.32411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/>
          <table:table-cell table:formula="of:=AVERAGE([.BS41:.BS45])" office:value-type="float" office:value="2.21664970900322" calcext:value-type="float">
            <text:p>2.21665</text:p>
          </table:table-cell>
          <table:table-cell table:formula="of:=AVERAGE([.BT41:.BT45])" office:value-type="float" office:value="2.30134953485639" calcext:value-type="float">
            <text:p>2.30135</text:p>
          </table:table-cell>
          <table:table-cell table:formula="of:=AVERAGE([.BU41:.BU45])" office:value-type="float" office:value="3.79047736628297" calcext:value-type="float">
            <text:p>3.7904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.22019497996995" calcext:value-type="float">
            <text:p>2.22019</text:p>
          </table:table-cell>
          <table:table-cell office:value-type="float" office:value="2.30871567768319" calcext:value-type="float">
            <text:p>2.30872</text:p>
          </table:table-cell>
          <table:table-cell office:value-type="float" office:value="3.68238232348523" calcext:value-type="float">
            <text:p>3.68238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408404273076" calcext:value-type="float">
            <text:p>2.21408</text:p>
          </table:table-cell>
          <table:table-cell office:value-type="float" office:value="2.30941725087631" calcext:value-type="float">
            <text:p>2.30942</text:p>
          </table:table-cell>
          <table:table-cell office:value-type="float" office:value="3.60514521782674" calcext:value-type="float">
            <text:p>3.60515</text:p>
          </table:table-cell>
          <table:table-cell office:value-type="float" office:value="9585600" calcext:value-type="float">
            <text:p>95856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.17098355016262" calcext:value-type="float">
            <text:p>2.17098</text:p>
          </table:table-cell>
          <table:table-cell office:value-type="float" office:value="2.07758673171545" calcext:value-type="float">
            <text:p>2.07759</text:p>
          </table:table-cell>
          <table:table-cell office:value-type="float" office:value="3.03744183137353" calcext:value-type="float">
            <text:p>3.0374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5991868901676" calcext:value-type="float">
            <text:p>2.15992</text:p>
          </table:table-cell>
          <table:table-cell office:value-type="float" office:value="2.10616973146527" calcext:value-type="float">
            <text:p>2.10617</text:p>
          </table:table-cell>
          <table:table-cell office:value-type="float" office:value="3.0402064048036" calcext:value-type="float">
            <text:p>3.04021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15044691280768" calcext:value-type="float">
            <text:p>2.15045</text:p>
          </table:table-cell>
          <table:table-cell office:value-type="float" office:value="2.3466230705048" calcext:value-type="float">
            <text:p>2.34662</text:p>
          </table:table-cell>
          <table:table-cell office:value-type="float" office:value="2.81089987484355" calcext:value-type="float">
            <text:p>2.8109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578716441554" calcext:value-type="float">
            <text:p>2.14579</text:p>
          </table:table-cell>
          <table:table-cell office:value-type="float" office:value="2.08328435050859" calcext:value-type="float">
            <text:p>2.08328</text:p>
          </table:table-cell>
          <table:table-cell office:value-type="float" office:value="2.76480365182591" calcext:value-type="float">
            <text:p>2.7648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456975385899" calcext:value-type="float">
            <text:p>2.1457</text:p>
          </table:table-cell>
          <table:table-cell office:value-type="float" office:value="2.35276188986233" calcext:value-type="float">
            <text:p>2.35276</text:p>
          </table:table-cell>
          <table:table-cell office:value-type="float" office:value="2.83237797246558" calcext:value-type="float">
            <text:p>2.8323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330581957645" calcext:value-type="float">
            <text:p>2.14331</text:p>
          </table:table-cell>
          <table:table-cell office:value-type="float" office:value="2.06267977738869" calcext:value-type="float">
            <text:p>2.06268</text:p>
          </table:table-cell>
          <table:table-cell office:value-type="float" office:value="2.74734617308654" calcext:value-type="float">
            <text:p>2.74735</text:p>
          </table:table-cell>
          <table:table-cell office:value-type="float" office:value="9595200" calcext:value-type="float">
            <text:p>959520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.18837784588441" calcext:value-type="float">
            <text:p>2.18838</text:p>
          </table:table-cell>
          <table:table-cell office:value-type="float" office:value="2.39221791343508" calcext:value-type="float">
            <text:p>2.39222</text:p>
          </table:table-cell>
          <table:table-cell office:value-type="float" office:value="3.80253940455341" calcext:value-type="float">
            <text:p>3.80254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51:.BS60])" office:value-type="float" office:value="2.18846125768156" calcext:value-type="float">
            <text:p>2.18846</text:p>
          </table:table-cell>
          <table:table-cell table:formula="of:=AVERAGE([.BT51:.BT60])" office:value-type="float" office:value="2.22847701744199" calcext:value-type="float">
            <text:p>2.22848</text:p>
          </table:table-cell>
          <table:table-cell table:formula="of:=AVERAGE([.BU51:.BU60])" office:value-type="float" office:value="3.07803249472633" calcext:value-type="float">
            <text:p>3.078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7170075473272" calcext:value-type="float">
            <text:p>2.1717</text:p>
          </table:table-cell>
          <table:table-cell office:value-type="float" office:value="2.36562463514302" calcext:value-type="float">
            <text:p>2.36562</text:p>
          </table:table-cell>
          <table:table-cell office:value-type="float" office:value="3.84225419064298" calcext:value-type="float">
            <text:p>3.84225</text:p>
          </table:table-cell>
          <table:table-cell office:value-type="float" office:value="9592800" calcext:value-type="float">
            <text:p>9592800</text:p>
          </table:table-cell>
          <table:table-cell office:value-type="float" office:value="3" calcext:value-type="float">
            <text:p>3</text:p>
          </table:table-cell>
          <table:table-cell/>
          <table:table-cell table:formula="of:=AVERAGE([.BS51:.BS55])" office:value-type="float" office:value="2.17675606320081" calcext:value-type="float">
            <text:p>2.17676</text:p>
          </table:table-cell>
          <table:table-cell table:formula="of:=AVERAGE([.BT51:.BT55])" office:value-type="float" office:value="2.29427296431035" calcext:value-type="float">
            <text:p>2.29427</text:p>
          </table:table-cell>
          <table:table-cell table:formula="of:=AVERAGE([.BU51:.BU55])" office:value-type="float" office:value="3.23852853114146" calcext:value-type="float">
            <text:p>3.2385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3975135586149" calcext:value-type="float">
            <text:p>2.13975</text:p>
          </table:table-cell>
          <table:table-cell office:value-type="float" office:value="2.24566927409262" calcext:value-type="float">
            <text:p>2.24567</text:p>
          </table:table-cell>
          <table:table-cell office:value-type="float" office:value="2.82267709637046" calcext:value-type="float">
            <text:p>2.82268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305882844489" calcext:value-type="float">
            <text:p>2.24306</text:p>
          </table:table-cell>
          <table:table-cell office:value-type="float" office:value="2.23913564385393" calcext:value-type="float">
            <text:p>2.23914</text:p>
          </table:table-cell>
          <table:table-cell office:value-type="float" office:value="2.87783279017298" calcext:value-type="float">
            <text:p>2.87783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4089153108052" calcext:value-type="float">
            <text:p>2.14089</text:p>
          </table:table-cell>
          <table:table-cell office:value-type="float" office:value="2.22871735502712" calcext:value-type="float">
            <text:p>2.22872</text:p>
          </table:table-cell>
          <table:table-cell office:value-type="float" office:value="2.84733917396746" calcext:value-type="float">
            <text:p>2.84734</text:p>
          </table:table-cell>
          <table:table-cell office:value-type="float" office:value="9588000" calcext:value-type="float">
            <text:p>95880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714078298655" calcext:value-type="float">
            <text:p>2.24714</text:p>
          </table:table-cell>
          <table:table-cell office:value-type="float" office:value="2.217565074789" calcext:value-type="float">
            <text:p>2.21757</text:p>
          </table:table-cell>
          <table:table-cell office:value-type="float" office:value="2.85538355477563" calcext:value-type="float">
            <text:p>2.85538</text:p>
          </table:table-cell>
          <table:table-cell office:value-type="float" office:value="9573600" calcext:value-type="float">
            <text:p>9573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7351077352671" calcext:value-type="float">
            <text:p>2.17351</text:p>
          </table:table-cell>
          <table:table-cell office:value-type="float" office:value="2.17107547720263" calcext:value-type="float">
            <text:p>2.17108</text:p>
          </table:table-cell>
          <table:table-cell office:value-type="float" office:value="2.98533883470868" calcext:value-type="float">
            <text:p>2.98534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5779684504459" calcext:value-type="float">
            <text:p>2.1578</text:p>
          </table:table-cell>
          <table:table-cell office:value-type="float" office:value="2.15951112778195" calcext:value-type="float">
            <text:p>2.15951</text:p>
          </table:table-cell>
          <table:table-cell office:value-type="float" office:value="3.00568517129282" calcext:value-type="float">
            <text:p>3.00569</text:p>
          </table:table-cell>
          <table:table-cell office:value-type="float" office:value="9597600" calcext:value-type="float">
            <text:p>95976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2.20464636029719" calcext:value-type="float">
            <text:p>2.20465</text:p>
          </table:table-cell>
          <table:table-cell office:value-type="float" office:value="2.1499390600217" calcext:value-type="float">
            <text:p>2.14994</text:p>
          </table:table-cell>
          <table:table-cell office:value-type="float" office:value="2.82839969947408" calcext:value-type="float">
            <text:p>2.8284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1773749895651" calcext:value-type="float">
            <text:p>2.21774</text:p>
          </table:table-cell>
          <table:table-cell office:value-type="float" office:value="2.11531461307288" calcext:value-type="float">
            <text:p>2.11531</text:p>
          </table:table-cell>
          <table:table-cell office:value-type="float" office:value="2.91287503130478" calcext:value-type="float">
            <text:p>2.91288</text:p>
          </table:table-cell>
          <table:table-cell office:value-type="float" office:value="9583200" calcext:value-type="float">
            <text:p>958320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SUM([.A1:.A5])" office:value-type="float" office:value="2" calcext:value-type="float">
            <text:p>2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3" calcext:value-type="float">
            <text:p>3</text:p>
          </table:table-cell>
          <table:table-cell table:formula="of:=SUM([.D1:.D5])" office:value-type="float" office:value="2" calcext:value-type="float">
            <text:p>2</text:p>
          </table:table-cell>
          <table:table-cell table:formula="of:=SUM([.E1:.E5])" office:value-type="float" office:value="2" calcext:value-type="float">
            <text:p>2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0" calcext:value-type="float">
            <text:p>0</text:p>
          </table:table-cell>
          <table:table-cell table:formula="of:=SUM([.H1:.H5])" office:value-type="float" office:value="2" calcext:value-type="float">
            <text:p>2</text:p>
          </table:table-cell>
          <table:table-cell table:formula="of:=SUM([.I1:.I5])" office:value-type="float" office:value="2" calcext:value-type="float">
            <text:p>2</text:p>
          </table:table-cell>
          <table:table-cell table:formula="of:=SUM([.J1:.J5])" office:value-type="float" office:value="4" calcext:value-type="float">
            <text:p>4</text:p>
          </table:table-cell>
          <table:table-cell table:formula="of:=SUM([.K1:.K5])" office:value-type="float" office:value="4" calcext:value-type="float">
            <text:p>4</text:p>
          </table:table-cell>
          <table:table-cell table:formula="of:=SUM([.L1:.L5])" office:value-type="float" office:value="3" calcext:value-type="float">
            <text:p>3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0" calcext:value-type="float">
            <text:p>0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2" calcext:value-type="float">
            <text:p>2</text:p>
          </table:table-cell>
          <table:table-cell table:formula="of:=SUM([.R1:.R5])" office:value-type="float" office:value="1" calcext:value-type="float">
            <text:p>1</text:p>
          </table:table-cell>
          <table:table-cell table:formula="of:=SUM([.S1:.S5])" office:value-type="float" office:value="4" calcext:value-type="float">
            <text:p>4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3" calcext:value-type="float">
            <text:p>3</text:p>
          </table:table-cell>
          <table:table-cell table:formula="of:=SUM([.V1:.V5])" office:value-type="float" office:value="2" calcext:value-type="float">
            <text:p>2</text:p>
          </table:table-cell>
          <table:table-cell table:formula="of:=SUM([.W1:.W5])" office:value-type="float" office:value="1" calcext:value-type="float">
            <text:p>1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2" calcext:value-type="float">
            <text:p>2</text:p>
          </table:table-cell>
          <table:table-cell table:formula="of:=SUM([.Z1:.Z5])" office:value-type="float" office:value="3" calcext:value-type="float">
            <text:p>3</text:p>
          </table:table-cell>
          <table:table-cell table:formula="of:=SUM([.AA1:.AA5])" office:value-type="float" office:value="3" calcext:value-type="float">
            <text:p>3</text:p>
          </table:table-cell>
          <table:table-cell table:formula="of:=SUM([.AB1:.AB5])" office:value-type="float" office:value="4" calcext:value-type="float">
            <text:p>4</text:p>
          </table:table-cell>
          <table:table-cell table:formula="of:=SUM([.AC1:.AC5])" office:value-type="float" office:value="3" calcext:value-type="float">
            <text:p>3</text:p>
          </table:table-cell>
          <table:table-cell table:formula="of:=SUM([.AD1:.AD5])" office:value-type="float" office:value="3" calcext:value-type="float">
            <text:p>3</text:p>
          </table:table-cell>
          <table:table-cell table:formula="of:=SUM([.AE1:.AE5])" office:value-type="float" office:value="3" calcext:value-type="float">
            <text:p>3</text:p>
          </table:table-cell>
          <table:table-cell table:formula="of:=SUM([.AF1:.AF5])" office:value-type="float" office:value="1" calcext:value-type="float">
            <text:p>1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4" calcext:value-type="float">
            <text:p>4</text:p>
          </table:table-cell>
          <table:table-cell table:formula="of:=SUM([.AI1:.AI5])" office:value-type="float" office:value="4" calcext:value-type="float">
            <text:p>4</text:p>
          </table:table-cell>
          <table:table-cell table:formula="of:=SUM([.AJ1:.AJ5])" office:value-type="float" office:value="4" calcext:value-type="float">
            <text:p>4</text:p>
          </table:table-cell>
          <table:table-cell table:formula="of:=SUM([.AK1:.AK5])" office:value-type="float" office:value="1" calcext:value-type="float">
            <text:p>1</text:p>
          </table:table-cell>
          <table:table-cell table:formula="of:=SUM([.AL1:.AL5])" office:value-type="float" office:value="3" calcext:value-type="float">
            <text:p>3</text:p>
          </table:table-cell>
          <table:table-cell table:formula="of:=SUM([.AM1:.AM5])" office:value-type="float" office:value="1" calcext:value-type="float">
            <text:p>1</text:p>
          </table:table-cell>
          <table:table-cell table:formula="of:=SUM([.AN1:.AN5])" office:value-type="float" office:value="2" calcext:value-type="float">
            <text:p>2</text:p>
          </table:table-cell>
          <table:table-cell table:formula="of:=SUM([.AO1:.AO5])" office:value-type="float" office:value="2" calcext:value-type="float">
            <text:p>2</text:p>
          </table:table-cell>
          <table:table-cell table:formula="of:=SUM([.AP1:.AP5])" office:value-type="float" office:value="0" calcext:value-type="float">
            <text:p>0</text:p>
          </table:table-cell>
          <table:table-cell table:formula="of:=SUM([.AQ1:.AQ5])" office:value-type="float" office:value="3" calcext:value-type="float">
            <text:p>3</text:p>
          </table:table-cell>
          <table:table-cell table:formula="of:=SUM([.AR1:.AR5])" office:value-type="float" office:value="5" calcext:value-type="float">
            <text:p>5</text:p>
          </table:table-cell>
          <table:table-cell table:formula="of:=SUM([.AS1:.AS5])" office:value-type="float" office:value="2" calcext:value-type="float">
            <text:p>2</text:p>
          </table:table-cell>
          <table:table-cell table:formula="of:=SUM([.AT1:.AT5])" office:value-type="float" office:value="2" calcext:value-type="float">
            <text:p>2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1" calcext:value-type="float">
            <text:p>1</text:p>
          </table:table-cell>
          <table:table-cell table:formula="of:=SUM([.AX1:.AX5])" office:value-type="float" office:value="2" calcext:value-type="float">
            <text:p>2</text:p>
          </table:table-cell>
          <table:table-cell table:formula="of:=SUM([.AY1:.AY5])" office:value-type="float" office:value="1" calcext:value-type="float">
            <text:p>1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2" calcext:value-type="float">
            <text:p>2</text:p>
          </table:table-cell>
          <table:table-cell table:formula="of:=SUM([.BB1:.BB5])" office:value-type="float" office:value="3" calcext:value-type="float">
            <text:p>3</text:p>
          </table:table-cell>
          <table:table-cell table:formula="of:=SUM([.BC1:.BC5])" office:value-type="float" office:value="4" calcext:value-type="float">
            <text:p>4</text:p>
          </table:table-cell>
          <table:table-cell table:formula="of:=SUM([.BD1:.BD5])" office:value-type="float" office:value="3" calcext:value-type="float">
            <text:p>3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4" calcext:value-type="float">
            <text:p>4</text:p>
          </table:table-cell>
          <table:table-cell table:formula="of:=SUM([.BG1:.BG5])" office:value-type="float" office:value="2" calcext:value-type="float">
            <text:p>2</text:p>
          </table:table-cell>
          <table:table-cell table:formula="of:=SUM([.BH1:.BH5])" office:value-type="float" office:value="2" calcext:value-type="float">
            <text:p>2</text:p>
          </table:table-cell>
          <table:table-cell table:formula="of:=SUM([.BI1:.BI5])" office:value-type="float" office:value="0" calcext:value-type="float">
            <text:p>0</text:p>
          </table:table-cell>
          <table:table-cell table:formula="of:=SUM([.BJ1:.BJ5])" office:value-type="float" office:value="3" calcext:value-type="float">
            <text:p>3</text:p>
          </table:table-cell>
          <table:table-cell table:formula="of:=SUM([.BK1:.BK5])" office:value-type="float" office:value="4" calcext:value-type="float">
            <text:p>4</text:p>
          </table:table-cell>
          <table:table-cell table:formula="of:=SUM([.BL1:.BL5])" office:value-type="float" office:value="2" calcext:value-type="float">
            <text:p>2</text:p>
          </table:table-cell>
          <table:table-cell table:formula="of:=SUM([.BM1:.BM5])" office:value-type="float" office:value="0" calcext:value-type="float">
            <text:p>0</text:p>
          </table:table-cell>
          <table:table-cell table:formula="of:=SUM([.BN1:.BN5])" office:value-type="float" office:value="2" calcext:value-type="float">
            <text:p>2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0" calcext:value-type="float">
            <text:p>0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5"/>
        </table:table-row>
      </table:table>
      <table:named-expressions/>
      <table:database-ranges>
        <table:database-range table:name="__Anonymous_Sheet_DB__1" table:target-range-address="Sheet1_2.A1:Sheet1_2.BW63" table:contains-header="false">
          <table:sort>
            <table:sort-by table:field-number="7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4">00/00/0000</text:date>, <text:time style:data-style-name="N2" text:time-value="22:43:52.7453909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4T22:46:19.812420217</dc:date>
    <meta:generator>LibreOffice/4.2.8.2$Linux_X86_64 LibreOffice_project/420m0$Build-2</meta:generator>
    <meta:editing-duration>P0D</meta:editing-duration>
    <meta:editing-cycles>1</meta:editing-cycles>
    <meta:document-statistic meta:table-count="2" meta:cell-count="9308" meta:object-count="0"/>
  </office:meta>
</office:document-meta>
</file>